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master-page-name="">
      <style:paragraph-properties style:page-number="auto"/>
      <style:text-properties style:font-name="Courier New1" fo:font-size="11pt" officeooo:rsid="000815a5" officeooo:paragraph-rsid="000815a5" style:font-size-asian="11pt" style:font-size-complex="11pt"/>
    </style:style>
    <style:style style:name="P3" style:family="paragraph" style:parent-style-name="Standard">
      <style:text-properties style:font-name="Courier New1" fo:font-size="11pt" officeooo:rsid="000815a5" officeooo:paragraph-rsid="000815a5" style:font-size-asian="11pt" style:font-size-complex="11pt"/>
    </style:style>
    <style:style style:name="P4" style:family="paragraph" style:parent-style-name="Standard">
      <style:text-properties officeooo:rsid="001f24bc" officeooo:paragraph-rsid="000543b8"/>
    </style:style>
    <style:style style:name="P5" style:family="paragraph" style:parent-style-name="Standard">
      <style:text-properties officeooo:rsid="00206f1d" officeooo:paragraph-rsid="000543b8"/>
    </style:style>
    <style:style style:name="P6" style:family="paragraph" style:parent-style-name="Standard">
      <style:text-properties officeooo:rsid="0021d565" officeooo:paragraph-rsid="000543b8"/>
    </style:style>
    <style:style style:name="P7"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543b8" style:font-style-asian="italic" style:font-style-complex="italic"/>
    </style:style>
    <style:style style:name="T4" style:family="text">
      <style:text-properties fo:font-style="italic" officeooo:rsid="0005df52" style:font-style-asian="italic" style:font-style-complex="italic"/>
    </style:style>
    <style:style style:name="T5" style:family="text">
      <style:text-properties fo:font-style="italic" officeooo:rsid="000815a5" style:font-style-asian="italic" style:font-style-complex="italic"/>
    </style:style>
    <style:style style:name="T6" style:family="text">
      <style:text-properties officeooo:rsid="001e3cc7"/>
    </style:style>
    <style:style style:name="T7" style:family="text">
      <style:text-properties officeooo:rsid="00206f1d"/>
    </style:style>
    <style:style style:name="T8" style:family="text">
      <style:text-properties officeooo:rsid="0021a2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schiefen Dielen unter seinen Füßen schwankten, die Sehne war klamm, wie alles in diesem Sumpf, hinter sich hörte er das unterdrückte Kichern der Kinder, die nur darauf warteten das Floß noch weiter aufzuschaukeln – er musste schnell sein. Die Älteren, fast schon junge Männer, standen weiter vorne, sie beobachteten jede seiner Bewegungen. Er korrigierte den Pfeil ohne hinzusehen, hob und spannte den Bogen in der selben, fließenden Bewegung; mit den Knien glich er das Schwanken aus und ließ los, eh die Kindsköpfe hinter ihm reagieren konnten. Doch als der Pfeil die Sehne verließ, sah er bereits, dass er verfehlt hatte. Er verdrehte die Augen – er sollte sich damit abfinden, es war trotzdem ein hervorragender Schuss, den keiner der jungen Männer würde schlagen können, doch er konnte nicht. Er korrigierte nach und der Pfeil schlug in der geometrischen Mitte des Ziels ein, auf eine unnatürliche Art vibrierend. </text:p>
      <text:p text:style-name="P3">Ein Stöhnen ging durch die Zuschauer, halb bewundernd, halb enttäuscht. Gregor senkte den Blick, er konnte sich das Grinsen nicht verkneifen, aber er wollte auch nicht prallen oder ihnen gar ins Gesicht lügen. Schweigend packte er den Bogen ein, drehte den Köcher dicht, um die Federn vor der Luftfeuchtigkeit zu schützen und hörte sich das Lob an und die teils naiven Fachdiskussionen an.</text:p>
      <text:p text:style-name="P3">“Flamo glaubt Ihr wärt ein Magier”, sagte einer der Jungen und erbleichte über seinen eigenen Schneid. Im Lager der Rebellen war “Magier” ein Schimpfwort. </text:p>
      <text:p text:style-name="P3">“Ich meine … ich …” Der Junge begann zu stottern. </text:p>
      <text:p text:style-name="P3">“Aber es könnte doch sein”, fiel ihm einer der Älteren ins Wort.</text:p>
      <text:p text:style-name="P3">“Ihr taucht aus dem Nichts auf, bleibt nie länger als zehn Tage im Lager und verschwindet wieder spurlos. Ihr bringt Informationen mit, die keiner der Bewahrer je bekommen könnte und <text:soft-page-break/>Ihr kämpft besser als jeder aus unserer Elite. Vielleicht seid ihr ein Doppelagent?”</text:p>
      <text:p text:style-name="P3">“Wieso kein Spion?”, fragte Gregor und nahm den Pfeil, den er gerade verschossen hatte, von einem kleinen Mädchen entgegen, dass das Rennen bis zur Zielscheibe gewonnen hatte. Der Jüngling zuckte die Schultern.</text:p>
      <text:p text:style-name="P3">“Ihr seid ein guter Mensch”, erklärte er. Gregor lachte auf und schüttelte den Kopf.</text:p>
      <text:p text:style-name="P3">“Oh nein, ich bin vieles, aber sicher kein guter Mensch.” </text:p>
      <text:p text:style-name="P3">Über die Schulter seines Gesprächspartners hinweg erkannte er Ellan, die aus der Hütte kam, in der zwei Frauen mit Lungenentzündung lagen. Er tippte mit dem Schafft des Pfeils gegen die Brust des Jungen und lächelte.</text:p>
      <text:p text:style-name="P3">“Bogenschießen ist keine Magie, man muss nur üben”, sagte er und drückte ihm den Pfeil in die Hand, trat an ihm vorbei und ließ das junge Volk mit den Vermuttungen allein.</text:p>
      <text:p text:style-name="P3"/>
      <text:p text:style-name="P3">“Ich bin kein guter Mensch”, äffte ihn Ellan mit gespielt tiefer Stimme nach. Er grinste, küsste sie zärtlich und legte den Arm um ihre Tallie.</text:p>
      <text:p text:style-name="P3">“Zumindest haben sie das Argument mit dem Altersunterschied verworfen.”</text:p>
      <text:p text:style-name="P3">“Von wegen verworfen”, brauste sie auf, “ich habe es ihnen aus den dummen Köpfen herausgeprügelt. Zwanzig Jahre, pfff, die sollen mir noch mal so kommen.”</text:p>
      <text:p text:style-name="P3">Er vergrub seine Nase in ihrem dunklen Haar, roch Salbei und Kamille, frischen Schweiß und Gallseife. </text:p>
      <text:p text:style-name="P3">“Dann sprich, weiße, alte Frau, was hätte ich antworten sollen? Ihnen die Wahrheit sagen? Erklären, dass ich eigentlich der Mann bin, den selbst du hasst?”</text:p>
      <text:p text:style-name="P3"><text:soft-page-break/>Sie strich ihm übers Haar, zog ihn mit sich, während sie sich gegen die Wand lehnte und an ihr herab glitt.</text:p>
      <text:p text:style-name="P3">“Ich hasse dich nicht”, erklärte sie dabei, “ich hasse nur das, was du tust.”</text:p>
      <text:p text:style-name="P3">“Macht das die Sache besser?”, fragte er zurück und sortierte sich so, dass er halbwegs bequem lag, den Kopf in ihrem Schoss, während sie das Gesicht zur blassen Sonne hob.</text:p>
      <text:p text:style-name="P3">“Zumindest ist es ein Unterschied.” Ihre Finger schoben sich von seiner Stirn her unter einzelne Strähnen, glitten seinen Kopf entlang und zogen das Haar aus dem Lederband. Bei den ersten paar riss sie ihm noch einzelne Haare aus, später saß das Band nicht mehr stramm und der Zopf löste sich von selbst auf. Nun wickelte sie sich die Strähnen um die Finger, begann ein Lied zu summen, das er nicht kannte.</text:p>
      <text:p text:style-name="P3">“Ich liebe dich”, sagte er irgendwann, einfach so, weil es ihm ein Bedürfnis geworden war.</text:p>
      <text:p text:style-name="P3">“Tust du nicht”, berichtigte sie ihn, ohne Vorwurf oder Ironie.</text:p>
      <text:p text:style-name="P3">“Du liebst die Option, die ich dir biete.”</text:p>
      <text:p text:style-name="P3">“Ach?”, fragte er ohne sich zu bewegen.</text:p>
      <text:p text:style-name="P3">“Eine Frau, eine Familie, ein Zuhause, ein warmes Bett, was zu Essen. Die Option auf etwas Ruhe zwischen den Abenteuern. Das ist es, was du liebst.”</text:p>
      <text:p text:style-name="P3">“Aha”, kommentierte er trocken. Seine Hand begann mit den Falten ihres Rockes zu spielen. “Und du?” </text:p>
      <text:p text:style-name="P3">“Ich liebe den Mann, der du gerne wärst”, antwortete sie.</text:p>
      <text:p text:style-name="P3">“Irgendwie kompliziert.”</text:p>
      <text:p text:style-name="P3">“Ja, sehr kompliziert”, bestätigte sie. Ihr Zeigefinger fuhr immer wieder über die Stelle, an der das weiche Haupthaar in die Stoppeln des Bartes überging.</text:p>
      <text:p text:style-name="P3">Er schwieg. Es war nicht so, als ob sie nicht recht hätte. </text:p>
      <text:p text:style-name="P3"><text:soft-page-break/>Er fand weiche Haut zwischen dem Leinen, leicht feucht, tastete vorsichtig weiter. Schob die Hand unter seinem eigenen Kopf hindurch zwischen ihre Schenkel. Sie sagte nichts, verlagerte nur unmerklich das Becken, um ihm etwas Platz zu schaffen. Er erreichte sie gerade mal mit zwei Fingern, schloss die Augen, tastete vorsichtig, um sich zu orientieren. Er schob den Stoff nicht zur Seite, ließ die Finger sanft aber gezielt kreisen, hörte auf ihren Atem, der erst tiefer, dann schneller wurde. Ihre Hand glitt in seinen Nacken, die Finger gruben sich in den losen Zopf, verkrampften sich immer mehr. Ihre Oberschenkel spannten sich, dann zuckte sie zurück und er verlangsamte die Bewegungen, ging zu einem Streicheln über, während er auf das Wellenartige erzittern ihres Körpers spürte. Dann zog er die Hand langsam zurück, strich über ihre Schenkel bis zum Knie, malte mit dem Finger Muster über die nackte Wade, auf der sich die feinen Härchen aufgerichtet hatten.</text:p>
      <text:p text:style-name="P3">“Es ist kompliziert”, wiederholte er. Sie nickte, schwer atmend.</text:p>
      <text:p text:style-name="P3">“Und ich liebe dich trotzdem”, beharrt er und hörte an ihrem Atem, dass sie lächel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5df52"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815a5"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amiliengeschichte</text:span><text:span text:style-name="MT2">: </text:span><text:span text:style-name="MT3">Kein guter Mann</text:span><text:tab/><text:tab/>Seite <text:page-number text:select-page="current">4</text:page-number> von <text:page-count>4</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12M16S</meta:editing-duration>
    <dc:date>2017-07-27T16:04:22.144261078</dc:date>
    <meta:document-statistic meta:table-count="0" meta:image-count="0" meta:object-count="0" meta:page-count="4" meta:paragraph-count="34" meta:word-count="972" meta:character-count="5918" meta:non-whitespace-character-count="4969"/>
    <meta:user-defined meta:name="Info 1"/>
    <meta:user-defined meta:name="Info 2"/>
    <meta:user-defined meta:name="Info 3"/>
    <meta:user-defined meta:name="Info 4"/>
  </office:meta>
</office:document-meta>
</file>